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" svg:font-family="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.1252in" fo:margin-right="0in" fo:orphans="2" fo:widows="2" fo:text-indent="0in" style:auto-text-indent="false"/>
      <style:text-properties fo:font-variant="normal" fo:text-transform="none" fo:color="#404040" loext:opacity="100%" style:font-name="Inter" fo:font-size="12pt" fo:letter-spacing="normal" fo:font-style="normal" fo:font-weight="normal"/>
    </style:style>
    <style:style style:name="P2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style:font-name="Inter" fo:font-size="12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itional Recommendations:</text:p>
      <text:list text:style-name="L1">
        <text:list-item>
          <text:p text:style-name="P2">Add role-based access control</text:p>
        </text:list-item>
        <text:list-item>
          <text:p text:style-name="P2">Implement data validation rules</text:p>
        </text:list-item>
        <text:list-item>
          <text:p text:style-name="P2">Add pagination for large datasets</text:p>
        </text:list-item>
        <text:list-item>
          <text:p text:style-name="P2">Create PDF template engine</text:p>
        </text:list-item>
        <text:list-item>
          <text:p text:style-name="P2">Add email notification feature</text:p>
        </text:list-item>
        <text:list-item>
          <text:p text:style-name="P2">Implement backup/restore functionality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" svg:font-family="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17:20:03.682524184</meta:creation-date>
    <dc:date>2025-03-07T17:20:36.851167904</dc:date>
    <meta:editing-duration>PT34S</meta:editing-duration>
    <meta:editing-cycles>1</meta:editing-cycles>
    <meta:document-statistic meta:table-count="0" meta:image-count="0" meta:object-count="0" meta:page-count="1" meta:paragraph-count="7" meta:word-count="32" meta:character-count="226" meta:non-whitespace-character-count="207"/>
    <meta:generator>LibreOffice/24.8.4.2$Linux_X86_64 LibreOffice_project/bb3cfa12c7b1bf994ecc5649a80400d06cd71002</meta:generator>
  </office:meta>
</office:document-meta>
</file>